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21" calcext:value-type="float">
            <text:p>1421</text:p>
          </table:table-cell>
          <table:table-cell table:style-name="ce7" table:formula="of:=COUNTIF([.B7:.B999998];&quot;X&quot;)" office:value-type="float" office:value="1232" calcext:value-type="float">
            <text:p>123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5" calcext:value-type="float">
            <text:p>165</text:p>
          </table:table-cell>
          <table:table-cell table:style-name="ce25" table:formula="of:=SUM([.B2:.F2])" office:value-type="float" office:value="1512" calcext:value-type="float">
            <text:p>15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5">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3" table:number-rows-repeated="104714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02">00/00/0000</text:date>, <text:time style:data-style-name="N2" text:time-value="19:08:30.87356752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02T19:09:06.961224161</dc:date>
    <meta:editing-duration>P1DT12H50M8S</meta:editing-duration>
    <meta:editing-cycles>1410</meta:editing-cycles>
    <meta:document-statistic meta:table-count="1" meta:cell-count="8580" meta:object-count="0"/>
  </office:meta>
</office:document-meta>
</file>